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.5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5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6cm" fo:min-width="0.5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562cm"/>
    </style:style>
    <style:style style:name="gr8" style:family="graphic" style:parent-style-name="standard">
      <style:graphic-properties draw:fill-color="#26a65b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22a7f0" draw:fill="none" draw:textarea-vertical-align="middle"/>
    </style:style>
    <style:style style:name="gr10" style:family="graphic" style:parent-style-name="standard">
      <style:graphic-properties draw:fill="hatch" draw:fill-hatch-name="Hatching_20_3" draw:fill-hatch-solid="false" draw:textarea-vertical-align="middle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gr12" style:family="graphic" style:parent-style-name="objectwithoutfill">
      <style:graphic-properties draw:marker-end="Arrow" draw:marker-end-width="0.1cm" draw:fill="none" draw:textarea-vertical-align="middle" draw:start-line-spacing-horizontal="0.1cm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12cm"/>
    </style:style>
    <style:style style:name="gr16" style:family="graphic" style:parent-style-name="standard">
      <style:graphic-properties draw:fill="hatch" draw:fill-color="#729fcf" draw:fill-hatch-name="Hatching_20_3" draw:fill-hatch-solid="false" draw:textarea-horizontal-align="justify" draw:textarea-vertical-align="middle" draw:auto-grow-height="false" fo:min-height="3.438cm" fo:min-width="3.845cm"/>
    </style:style>
    <style:style style:name="gr17" style:family="graphic" style:parent-style-name="objectwithoutfill">
      <style:graphic-properties draw:stroke="dash" draw:stroke-dash="Fine_20_Dashed"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22a7f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hatch" draw:fill-hatch-name="Hatching_20_5" draw:fill-hatch-solid="false" draw:textarea-vertical-align="middle"/>
    </style:style>
    <style:style style:name="gr21" style:family="graphic" style:parent-style-name="standard">
      <style:graphic-properties svg:stroke-color="#22a7f0" draw:fill-color="#22a7f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22a7f0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2.134cm"/>
    </style:style>
    <style:style style:name="gr26" style:family="graphic" style:parent-style-name="standard">
      <style:graphic-properties draw:stroke="none" svg:stroke-color="#000000" draw:fill="none" draw:fill-color="#ffffff" fo:min-height="1.775cm"/>
    </style:style>
    <style:style style:name="gr27" style:family="graphic" style:parent-style-name="standard">
      <style:graphic-properties draw:stroke="none" svg:stroke-color="#000000" draw:fill="none" draw:fill-color="#ffffff" fo:min-height="1.063cm"/>
    </style:style>
    <style:style style:name="gr28" style:family="graphic" style:parent-style-name="standard">
      <style:graphic-properties draw:stroke="none" svg:stroke-color="#000000" draw:fill="none" draw:fill-color="#ffffff" fo:min-height="2.139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1pt"/>
    </style:style>
    <style:style style:name="P7" style:family="paragraph">
      <style:text-properties fo:color="#c5000b" fo:font-weight="bold" style:font-weight-asian="bold" style:font-weight-complex="bold"/>
    </style:style>
    <style:style style:name="P8" style:family="paragraph">
      <style:text-properties fo:color="#22a7f0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c5000b" fo:font-weight="bold" style:font-weight-asian="bold" style:font-weight-complex="bold"/>
    </style:style>
    <style:style style:name="T7" style:family="text">
      <style:text-properties fo:color="#22a7f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45cm" svg:y1="16.177cm" svg:x2="22.155cm" svg:y2="16.196cm">
          <text:p/>
        </draw:line>
        <draw:line draw:style-name="gr1" draw:text-style-name="P1" draw:layer="layout" svg:x1="7.765cm" svg:y1="17.298cm" svg:x2="7.765cm" svg:y2="2.437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16.78cm" svg:y1="16.177cm" svg:x2="16.78cm" svg:y2="16.737cm">
          <text:p/>
        </draw:line>
        <draw:line draw:style-name="gr2" draw:text-style-name="P1" draw:layer="layout" svg:x1="18.609cm" svg:y1="16.177cm" svg:x2="18.609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line draw:style-name="gr2" draw:text-style-name="P1" draw:layer="layout" svg:x1="7.765cm" svg:y1="7.253cm" svg:x2="7.186cm" svg:y2="7.253cm">
          <text:p/>
        </draw:line>
        <draw:line draw:style-name="gr2" draw:text-style-name="P1" draw:layer="layout" svg:x1="7.765cm" svg:y1="5.387cm" svg:x2="7.186cm" svg:y2="5.387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 <text:s text:c="10"/>5 <text:s text:c="9"/>6</text:span></text:p>
          </draw:text-box>
        </draw:frame>
        <draw:frame draw:style-name="gr4" draw:text-style-name="P3" draw:layer="layout" svg:width="1.412cm" svg:height="1.425cm" svg:x="6.597cm" svg:y="4.958cm">
          <draw:text-box>
            <text:p><text:span text:style-name="T2">6</text:span></text:p>
          </draw:text-box>
        </draw:frame>
        <draw:frame draw:style-name="gr4" draw:text-style-name="P3" draw:layer="layout" svg:width="1.412cm" svg:height="1.425cm" svg:x="6.597cm" svg:y="6.827cm">
          <draw:text-box>
            <text:p><text:span text:style-name="T2">5</text:span></text:p>
          </draw:text-box>
        </draw:frame>
        <draw:frame draw:style-name="gr5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6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6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6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7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7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8" draw:text-style-name="P1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9.468cm" svg:y="7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6cm" svg:x="9.471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337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339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3.018cm" svg:y="7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6cm" svg:height="0.187cm" svg:x="13.021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701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702cm" svg:y="5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6.563cm" svg:y="14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6cm" svg:x="16.5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6.564cm" svg:y="10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6.567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6cm" svg:height="0.187cm" svg:x="16.569cm" svg:y="7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6cm" svg:x="16.57cm" svg:y="5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8.431cm" svg:y="1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6cm" svg:height="0.187cm" svg:x="18.43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6cm" svg:height="0.187cm" svg:x="18.434cm" svg:y="10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8.435cm" svg:y="8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8.436cm" svg:y="7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8.439cm" svg:y="5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765cm" svg:y1="10.801cm" svg:x2="13.215cm" svg:y2="16.178cm">
          <text:p/>
        </draw:line>
        <draw:line draw:style-name="gr9" draw:text-style-name="P1" draw:layer="layout" svg:x1="11.517cm" svg:y1="16.178cm" svg:x2="7.765cm" svg:y2="5.387cm">
          <text:p/>
        </draw:line>
        <draw:polygon draw:style-name="gr10" draw:text-style-name="P1" draw:layer="layout" svg:width="2.836cm" svg:height="6.365cm" svg:x="7.765cm" svg:y="7.253cm" svg:viewBox="0 0 2837 6366" draw:points="0,0 653,0 2837,6366 37,3566 19,3566">
          <text:p/>
        </draw:polygon>
        <draw:line draw:style-name="gr11" draw:text-style-name="P1" draw:layer="layout" svg:x1="6.608cm" svg:y1="15.897cm" svg:x2="18.534cm" svg:y2="9.176cm">
          <text:p/>
        </draw:line>
        <draw:connector draw:style-name="gr12" draw:text-style-name="P1" draw:layer="layout" draw:type="line" svg:x1="15.868cm" svg:y1="10.708cm" svg:x2="15.215cm" svg:y2="9.716cm" svg:d="M15868 10708l-653-992" svg:viewBox="0 0 654 993">
          <text:p/>
        </draw:connector>
        <draw:line draw:style-name="gr2" draw:text-style-name="P1" draw:layer="layout" svg:x1="16.145cm" svg:y1="10.521cm" svg:x2="15.996cm" svg:y2="10.297cm">
          <text:p/>
        </draw:line>
        <draw:line draw:style-name="gr2" draw:text-style-name="P1" draw:layer="layout" svg:x1="15.716cm" svg:y1="10.465cm" svg:x2="15.996cm" svg:y2="10.297cm">
          <text:p/>
        </draw:line>
        <draw:custom-shape draw:style-name="gr13" draw:text-style-name="P1" draw:layer="layout" svg:width="0.187cm" svg:height="0.187cm" svg:x="10.527cm" svg:y="13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line draw:style-name="gr2" draw:text-style-name="P1" draw:layer="layout" svg:x1="7.97cm" svg:y1="10.6cm" svg:x2="7.391cm" svg:y2="10.6cm">
          <text:p/>
        </draw:line>
        <draw:frame draw:style-name="gr14" draw:text-style-name="P5" draw:layer="layout" svg:width="11.311cm" svg:height="1.673cm" svg:x="10.47cm" svg:y="16.79cm">
          <draw:text-box>
            <text:p><text:span text:style-name="T5"><text:s text:c="6"/></text:span><text:span text:style-name="T5"><text:tab/></text:span><text:span text:style-name="T5"><text:tab/></text:span><text:span text:style-name="T5"> <text:s/></text:span><text:span text:style-name="T5">1 <text:s text:c="12"/>1.5 <text:s text:c="12"/>2 <text:s text:c="10"/></text:span></text:p>
          </draw:text-box>
        </draw:frame>
        <draw:frame draw:style-name="gr15" draw:text-style-name="P5" draw:layer="layout" svg:width="1.412cm" svg:height="0.962cm" svg:x="6.768cm" svg:y="4.48cm">
          <draw:text-box>
            <text:p><text:span text:style-name="T5">2</text:span></text:p>
          </draw:text-box>
        </draw:frame>
        <draw:frame draw:style-name="gr15" draw:text-style-name="P5" draw:layer="layout" svg:width="1.073cm" svg:height="0.962cm" svg:x="6.76cm" svg:y="10.191cm">
          <draw:text-box>
            <text:p><text:span text:style-name="T5">1</text:span></text:p>
          </draw:text-box>
        </draw:frame>
        <draw:frame draw:style-name="gr7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7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8" draw:text-style-name="P1" draw:layer="layout" svg:width="0.187cm" svg:height="0.187cm" svg:x="13.7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813cm" svg:y1="16.277cm" svg:x2="13.813cm" svg:y2="16.837cm">
          <text:p/>
        </draw:line>
        <draw:line draw:style-name="gr2" draw:text-style-name="P1" draw:layer="layout" svg:x1="19.613cm" svg:y1="16.277cm" svg:x2="19.613cm" svg:y2="16.837cm">
          <text:p/>
        </draw:line>
        <draw:line draw:style-name="gr2" draw:text-style-name="P1" draw:layer="layout" svg:x1="16.713cm" svg:y1="16.277cm" svg:x2="16.713cm" svg:y2="16.837cm">
          <text:p/>
        </draw:line>
        <draw:line draw:style-name="gr2" draw:text-style-name="P1" draw:layer="layout" svg:x1="7.967cm" svg:y1="4.848cm" svg:x2="7.388cm" svg:y2="4.848cm">
          <text:p/>
        </draw:line>
        <draw:custom-shape draw:style-name="gr8" draw:text-style-name="P1" draw:layer="layout" svg:width="0.187cm" svg:height="0.187cm" svg:x="13.7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9.4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9.4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8.69cm" svg:height="11.38cm" svg:x="7.97cm" svg:y="4.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" draw:layer="layout" svg:width="0.187cm" svg:height="0.187cm" svg:x="7.87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6.6cm" svg:y1="2.8cm" svg:x2="16.02cm" svg:y2="17.22cm">
          <text:p/>
        </draw:line>
        <draw:custom-shape draw:style-name="gr13" draw:text-style-name="P1" draw:layer="layout" svg:width="0.187cm" svg:height="0.187cm" svg:x="13.73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6.61cm" svg:y1="5.24cm" svg:x2="14.62cm" svg:y2="17.42cm">
          <text:p/>
        </draw:line>
        <draw:custom-shape draw:style-name="gr8" draw:text-style-name="P1" draw:layer="layout" svg:width="0.187cm" svg:height="0.187cm" svg:x="16.62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7.08cm" svg:y1="1.75cm" svg:x2="17.22cm" svg:y2="17.12cm">
          <text:p/>
        </draw:line>
        <draw:line draw:style-name="gr19" draw:text-style-name="P1" draw:layer="layout" svg:x1="6.57cm" svg:y1="3.05cm" svg:x2="17.51cm" svg:y2="17.32cm">
          <text:p/>
        </draw:line>
      </draw:page>
      <draw:page draw:name="page3" draw:style-name="dp1" draw:master-page-name="Default">
        <draw:polygon draw:style-name="gr20" draw:text-style-name="P1" draw:layer="layout" svg:width="6.989cm" svg:height="7.479cm" svg:x="7.96cm" svg:y="8.81cm" svg:viewBox="0 0 6990 7480" draw:points="1473,7480 0,7480 19,2785 2647,235 6990,0">
          <text:p/>
        </draw:polygon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frame draw:style-name="gr7" draw:text-style-name="P4" draw:layer="layout" svg:width="1.481cm" svg:height="1.421cm" svg:x="21.716cm" svg:y="16.165cm">
          <draw:text-box>
            <text:p text:style-name="P6"><text:span text:style-name="T3">x</text:span><text:span text:style-name="T4">1</text:span></text:p>
          </draw:text-box>
        </draw:frame>
        <draw:frame draw:style-name="gr7" draw:text-style-name="P4" draw:layer="layout" svg:width="1.481cm" svg:height="1.421cm" svg:x="6.884cm" svg:y="2.352cm">
          <draw:text-box>
            <text:p text:style-name="P6"><text:span text:style-name="T3">x</text:span><text:span text:style-name="T4">2</text:span></text:p>
          </draw:text-box>
        </draw:frame>
        <draw:custom-shape draw:style-name="gr8" draw:text-style-name="P1" draw:layer="layout" svg:width="0.187cm" svg:height="0.187cm" svg:x="9.47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07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2.67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282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5.886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7.49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9.09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20.69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9.47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07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2.67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282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5.886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7.49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9.09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20.69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9.47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07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2.67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28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5.886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7.49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9.09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20.69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8cm" svg:x="9.47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8cm" svg:x="11.07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187cm" svg:height="0.188cm" svg:x="12.67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8cm" svg:x="14.28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8cm" svg:x="15.886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8cm" svg:x="17.49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8cm" svg:x="19.09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8cm" svg:x="20.69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9.47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07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2.67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282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5.886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7.49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9.09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20.69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9.47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07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2.67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282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5.886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7.49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9.09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20.69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9.4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1.07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2.6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4.28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5.88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7.4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19.09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7cm" svg:height="0.187cm" svg:x="20.69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187cm" svg:height="0.187cm" svg:x="14.833cm" svg:y="8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16.187cm" svg:y1="8.578cm" svg:x2="15.726cm" svg:y2="9.24cm">
          <text:p/>
        </draw:line>
        <draw:line draw:style-name="gr24" draw:text-style-name="P1" draw:layer="layout" svg:x1="14.863cm" svg:y1="5.992cm" svg:x2="12.85cm" svg:y2="9.69cm">
          <text:p/>
        </draw:line>
        <draw:line draw:style-name="gr23" draw:text-style-name="P1" draw:layer="layout" svg:x1="14.001cm" svg:y1="14.211cm" svg:x2="10.653cm" svg:y2="12.748cm">
          <text:p/>
        </draw:line>
        <draw:frame draw:style-name="gr25" draw:text-style-name="P7" draw:layer="layout" svg:width="7.96cm" svg:height="2.384cm" svg:x="13.84cm" svg:y="13.77cm">
          <draw:text-box>
            <text:p text:style-name="P7"><text:span text:style-name="T6">Regione ammissibile del problema continuo</text:span></text:p>
          </draw:text-box>
        </draw:frame>
        <draw:frame draw:style-name="gr26" draw:text-style-name="P7" draw:layer="layout" svg:width="6.897cm" svg:height="2.025cm" svg:x="16.056cm" svg:y="7.476cm">
          <draw:text-box>
            <text:p text:style-name="P7"><text:span text:style-name="T6">Soluzione ottima continua</text:span></text:p>
          </draw:text-box>
        </draw:frame>
        <draw:frame draw:style-name="gr27" draw:text-style-name="P8" draw:layer="layout" svg:width="8.29cm" svg:height="1.313cm" svg:x="11.746cm" svg:y="5.07cm">
          <draw:text-box>
            <text:p text:style-name="P8"><text:span text:style-name="T7">Soluzione ottima intera</text:span></text:p>
          </draw:text-box>
        </draw:frame>
        <draw:line draw:style-name="gr1" draw:text-style-name="P1" draw:layer="layout" svg:x1="20.297cm" svg:y1="11.024cm" svg:x2="21.33cm" svg:y2="9.2cm">
          <text:p/>
        </draw:line>
        <draw:frame draw:style-name="gr28" draw:text-style-name="P3" draw:layer="layout" svg:width="4.371cm" svg:height="2.389cm" svg:x="21.199cm" svg:y="9.601cm">
          <draw:text-box>
            <text:p text:style-name="P3"><text:span text:style-name="T2">La funzione decres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hatch draw:name="Hatching_20_3" draw:display-name="Hatching 3" draw:style="single" draw:color="#0084d1" draw:distance="0.3cm" draw:rotation="450"/>
    <draw:hatch draw:name="Hatching_20_5" draw:display-name="Hatching 5" draw:style="single" draw:color="#0084d1" draw:distance="0.3cm" draw:rotation="3150"/>
    <draw:marker draw:name="Arrow" svg:viewBox="0 0 20 30" svg:d="M10 0l-10 30h20z"/>
    <draw:stroke-dash draw:name="Fine_20_Dashed" draw:display-name="Fine Dashed" draw:style="rect" draw:dots1="1" draw:dots1-length="0.3cm" draw:distance="0.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oardo Rosa</meta:initial-creator>
    <meta:creation-date>2015-06-11T15:11:31.689451354</meta:creation-date>
    <dc:date>2015-06-11T17:02:50.148552184</dc:date>
    <dc:creator>Edoardo Rosa</dc:creator>
    <meta:editing-duration>PT55M13S</meta:editing-duration>
    <meta:editing-cycles>12</meta:editing-cycles>
    <meta:generator>LibreOffice/4.3.7.2$Linux_X86_64 LibreOffice_project/430m0$Build-2</meta:generator>
    <meta:document-statistic meta:object-count="161"/>
  </office:meta>
</office:document-meta>
</file>